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text-properties style:font-name="Helvetica" fo:font-size="12pt" officeooo:rsid="00039cc1" officeooo:paragraph-rsid="00039cc1" style:font-size-asian="12pt" style:font-size-complex="12pt"/>
    </style:style>
    <style:style style:name="P2" style:family="paragraph" style:parent-style-name="Standard">
      <style:paragraph-properties fo:margin-left="0in" fo:margin-right="0in" fo:line-height="200%" fo:text-indent="0in" style:auto-text-indent="false"/>
      <style:text-properties style:font-name="Helvetica" fo:font-size="12pt" officeooo:rsid="00073546" officeooo:paragraph-rsid="00073546" style:font-size-asian="12pt" style:font-size-complex="12pt"/>
    </style:style>
    <style:style style:name="P3" style:family="paragraph" style:parent-style-name="Standard">
      <style:paragraph-properties fo:margin-left="0in" fo:margin-right="0in" fo:line-height="200%" fo:text-indent="0in" style:auto-text-indent="false"/>
      <style:text-properties style:font-name="Helvetica" fo:font-size="12pt" officeooo:rsid="00086b2e" officeooo:paragraph-rsid="00086b2e" style:font-size-asian="12pt" style:font-size-complex="12pt"/>
    </style:style>
    <style:style style:name="P4" style:family="paragraph" style:parent-style-name="Standard">
      <style:paragraph-properties fo:margin-left="0in" fo:margin-right="0in" fo:line-height="200%" fo:text-indent="0in" style:auto-text-indent="false"/>
      <style:text-properties style:font-name="Helvetica" fo:font-size="12pt" officeooo:rsid="0011c063" officeooo:paragraph-rsid="0011c063" style:font-size-asian="12pt" style:font-size-complex="12pt"/>
    </style:style>
    <style:style style:name="P5" style:family="paragraph" style:parent-style-name="Standard">
      <style:paragraph-properties fo:margin-left="0in" fo:margin-right="0in" fo:line-height="200%" fo:text-indent="0in" style:auto-text-indent="false"/>
      <style:text-properties style:font-name="Helvetica" fo:font-size="12pt" officeooo:rsid="001b3918" officeooo:paragraph-rsid="001d819f" style:font-size-asian="12pt" style:font-size-complex="12pt"/>
    </style:style>
    <style:style style:name="P6" style:family="paragraph" style:parent-style-name="Standard">
      <style:paragraph-properties fo:margin-left="0in" fo:margin-right="0in" fo:line-height="200%" fo:text-indent="0in" style:auto-text-indent="false"/>
      <style:text-properties style:font-name="Helvetica" fo:font-size="12pt" officeooo:rsid="0021e815" officeooo:paragraph-rsid="00224f87" style:font-size-asian="12pt" style:font-size-complex="12pt"/>
    </style:style>
    <style:style style:name="P7" style:family="paragraph" style:parent-style-name="Standard">
      <style:paragraph-properties fo:margin-left="0in" fo:margin-right="0in" fo:line-height="200%" fo:text-indent="0in" style:auto-text-indent="false"/>
      <style:text-properties style:font-name="Helvetica" fo:font-size="12pt" officeooo:rsid="00241301" officeooo:paragraph-rsid="00241301" style:font-size-asian="12pt" style:font-size-complex="12pt"/>
    </style:style>
    <style:style style:name="T1" style:family="text">
      <style:text-properties officeooo:rsid="00049594"/>
    </style:style>
    <style:style style:name="T2" style:family="text">
      <style:text-properties officeooo:rsid="000a64c2"/>
    </style:style>
    <style:style style:name="T3" style:family="text">
      <style:text-properties officeooo:rsid="000bf164"/>
    </style:style>
    <style:style style:name="T4" style:family="text">
      <style:text-properties fo:font-style="italic" style:font-style-asian="italic" style:font-style-complex="italic"/>
    </style:style>
    <style:style style:name="T5" style:family="text">
      <style:text-properties fo:font-style="italic" officeooo:rsid="000bf164"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e76ba" style:font-style-asian="normal" style:font-style-complex="normal"/>
    </style:style>
    <style:style style:name="T8" style:family="text">
      <style:text-properties fo:font-style="normal" officeooo:rsid="001360a3" style:font-style-asian="normal" style:font-style-complex="normal"/>
    </style:style>
    <style:style style:name="T9" style:family="text">
      <style:text-properties fo:font-style="normal" officeooo:rsid="00152a23" style:font-style-asian="normal" style:font-style-complex="normal"/>
    </style:style>
    <style:style style:name="T10" style:family="text">
      <style:text-properties fo:font-style="normal" officeooo:rsid="0016ca81" style:font-style-asian="normal" style:font-style-complex="normal"/>
    </style:style>
    <style:style style:name="T11" style:family="text">
      <style:text-properties fo:font-style="normal" officeooo:rsid="0018b06f" style:font-style-asian="normal" style:font-style-complex="normal"/>
    </style:style>
    <style:style style:name="T12" style:family="text">
      <style:text-properties fo:font-style="normal" officeooo:rsid="0018cede" style:font-style-asian="normal" style:font-style-complex="normal"/>
    </style:style>
    <style:style style:name="T13" style:family="text">
      <style:text-properties fo:font-style="normal" officeooo:rsid="001a101d" style:font-style-asian="normal" style:font-style-complex="normal"/>
    </style:style>
    <style:style style:name="T14" style:family="text">
      <style:text-properties fo:font-style="normal" officeooo:rsid="001cea2e" style:font-style-asian="normal" style:font-style-complex="normal"/>
    </style:style>
    <style:style style:name="T15" style:family="text">
      <style:text-properties fo:font-style="normal" officeooo:rsid="001d819f" style:font-style-asian="normal" style:font-style-complex="normal"/>
    </style:style>
    <style:style style:name="T16" style:family="text">
      <style:text-properties fo:font-style="normal" officeooo:rsid="001e3292" style:font-style-asian="normal" style:font-style-complex="normal"/>
    </style:style>
    <style:style style:name="T17" style:family="text">
      <style:text-properties fo:font-style="normal" officeooo:rsid="001f8468" style:font-style-asian="normal" style:font-style-complex="normal"/>
    </style:style>
    <style:style style:name="T18" style:family="text">
      <style:text-properties officeooo:rsid="0011891b"/>
    </style:style>
    <style:style style:name="T19" style:family="text">
      <style:text-properties officeooo:rsid="00224f8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eek2 </text:p>
      <text:p text:style-name="P7">Student:<text:tab/><text:span text:style-name="T19">Boyuan Li</text:span></text:p>
      <text:p text:style-name="P1"/>
      <text:p text:style-name="P1">I believe the challenge of transferring light from physical world to screen is that in real life, amplitude of the light wave is unbounded, but we have only 255 different colors in RGB on screen, <text:span text:style-name="T1">which can only gives us 255 shades of gray. (I assume we do not considering mixing colors with certain algorithms to create the illusion of gray scale). </text:span></text:p>
      <text:p text:style-name="P2"/>
      <text:p text:style-name="P3">The first approach <text:span text:style-name="T18">comes to my mind</text:span> is rather simple. We manually set a<text:span text:style-name="T2">n</text:span> upper bound <text:span text:style-name="T3">radiant energy </text:span><text:span text:style-name="T5">x</text:span><text:span text:style-name="T3"> as the highest intensity of the light we can represent on screen. Then we map 0 to 255 on screen intensity to 0 to </text:span><text:span text:style-name="T5">x </text:span><text:span text:style-name="T7">physical radiant energy. </text:span></text:p>
      <text:p text:style-name="P3"><text:span text:style-name="T7"/></text:p>
      <text:p text:style-name="P4"><text:span text:style-name="T10">Then I start to think how to</text:span><text:span text:style-name="T6"> determine </text:span><text:span text:style-name="T4">x. </text:span><text:span text:style-name="T11">W</text:span><text:span text:style-name="T6">e </text:span><text:span text:style-name="T11">can simply</text:span><text:span text:style-name="T6"> measure the radiant energy</text:span><text:span text:style-name="T14">(or simply take photos?)</text:span><text:span text:style-name="T6"> </text:span><text:span text:style-name="T8">of the screen </text:span><text:span text:style-name="T16">in a dark room </text:span><text:span text:style-name="T8">when it is at 255 all RGB channels </text:span><text:span text:style-name="T9">at viewing distance. </text:span><text:span text:style-name="T12">In this case we can guarantee </text:span><text:span text:style-name="T13">our monitor and physical light are “identical” at that point.</text:span></text:p>
      <text:p text:style-name="P4"><text:span text:style-name="T13"/></text:p>
      <text:p text:style-name="P5"><text:span text:style-name="T13">I </text:span><text:span text:style-name="T6">couldn’t really think of a third way to improve this transition. </text:span><text:span text:style-name="T15">In case the rising of intensity with the RGB channels is not linear, we can have more checkpoints in between 0 to 255 to make the light more accurate. </text:span><text:span text:style-name="T16">In addition, it’s important to measure 0 as well, since </text:span><text:span text:style-name="T17">neither</text:span><text:span text:style-name="T16"> LED or LCD monitors can actually present </text:span><text:span text:style-name="T17">pure bl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8:21:21.882000000</meta:creation-date>
    <dc:date>2020-01-20T19:02:38.886000000</dc:date>
    <meta:editing-duration>PT41M2S</meta:editing-duration>
    <meta:editing-cycles>32</meta:editing-cycles>
    <meta:generator>LibreOffice/6.1.3.2$Windows_X86_64 LibreOffice_project/86daf60bf00efa86ad547e59e09d6bb77c699acb</meta:generator>
    <meta:document-statistic meta:table-count="0" meta:image-count="0" meta:object-count="0" meta:page-count="1" meta:paragraph-count="6" meta:word-count="227" meta:character-count="1234" meta:non-whitespace-character-count="1010"/>
  </office:meta>
</office:document-meta>
</file>